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normal" style:font-size-asian="8.75pt" style:font-weight-asian="normal" style:font-size-complex="10pt" style:font-weight-complex="normal"/>
    </style:style>
    <style:style style:name="P3" style:family="paragraph" style:parent-style-name="Standard">
      <style:text-properties fo:font-size="10pt" fo:font-weight="normal" officeooo:rsid="000b7533" officeooo:paragraph-rsid="000b7533" style:font-size-asian="8.75pt" style:font-weight-asian="normal" style:font-size-complex="10pt" style:font-weight-complex="normal"/>
    </style:style>
    <style:style style:name="P4" style:family="paragraph" style:parent-style-name="Standard">
      <style:text-properties fo:font-size="12pt" fo:font-weight="bold" officeooo:rsid="000b7533" officeooo:paragraph-rsid="000b7533" style:font-size-asian="12pt" style:font-weight-asian="bold" style:font-size-complex="12pt" style:font-weight-complex="bold"/>
    </style:style>
    <style:style style:name="P5" style:family="paragraph" style:parent-style-name="Standard">
      <style:text-properties fo:font-size="10pt" fo:font-weight="normal" officeooo:rsid="000b7533" officeooo:paragraph-rsid="000b7533" style:font-size-asian="8.75pt" style:font-weight-asian="normal" style:font-size-complex="10pt" style:font-weight-complex="normal"/>
    </style:style>
    <style:style style:name="T1" style:family="text">
      <style:text-properties officeooo:rsid="000b7533"/>
    </style:style>
    <style:style style:name="T2" style:family="text">
      <style:text-properties officeooo:rsid="000bf1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Quali sono i principali sistemi di autenticazione ?</text:p>
      <text:p text:style-name="P1"/>
      <text:p text:style-name="P2">Esistono diversi sistemi di autenticazione utilizzati per verificare l'identità degli utenti e garantire l'accesso sicuro a sistemi, applicazioni e risorse. I principali sistemi di autenticazione includono:</text:p>
      <text:p text:style-name="P2"/>
      <text:p text:style-name="P2">1. Autenticazione a Fattore Singolo (Single-Factor Authentication - SFA): In questo sistema, gli utenti devono fornire un singolo elemento di autenticazione per dimostrare la loro identità. Il tipo più comune di SFA è l'autenticazione basata su password, dove gli utenti inseriscono una password per accedere. Tuttavia, SFA può includere anche altre forme, come il riconoscimento biometrico o il possesso di un dispositivo fisico (token) che genera un codice.</text:p>
      <text:p text:style-name="P2"/>
      <text:p text:style-name="P2">2. Autenticazione a Fattori Multipli (Multi-Factor Authentication - MFA): Questo sistema richiede agli utenti di fornire più di un elemento di autenticazione per verificare la loro identità. I fattori possono essere qualcosa che l'utente sa (come una password), qualcosa che l'utente possiede (come un telefono cellulare o un token hardware) e qualcosa che l'utente è (come un'impronta digitale o un riconoscimento facciale). MFA aumenta significativamente la sicurezza rispetto all'autenticazione a singolo fattore.</text:p>
      <text:p text:style-name="P2"/>
      <text:p text:style-name="P2">3. Biometric Authentication: Questo sistema utilizza caratteristiche biologiche uniche degli utenti per verificarne l'identità, come impronte digitali, riconoscimento facciale, riconoscimento dell'iride o voce. Le biometrie offrono un alto livello di sicurezza, ma possono comportare alcune preoccupazioni sulla privacy e l'accuratezza.</text:p>
      <text:p text:style-name="P2"/>
      <text:p text:style-name="P2">4. Token-Based Authentication: Gli utenti utilizzano un dispositivo fisico chiamato token per generare un codice temporaneo o una chiave che viene utilizzata insieme a una password per l'autenticazione. Questi token possono essere hardware o app sul dispositivo dell'utente.</text:p>
      <text:p text:style-name="P2"/>
      <text:p text:style-name="P2">5. One-Time Password (OTP): Gli utenti ricevono una password temporanea tramite SMS, app o email, che devono inserire insieme alla loro password principale per accedere.</text:p>
      <text:p text:style-name="P2"/>
      <text:p text:style-name="P2">6. Passwordless Authentication: Questo approccio elimina l'uso delle tradizionali password e si basa su metodi come le biometrie o l'invio di link di accesso temporanei via email o SMS.</text:p>
      <text:p text:style-name="P2"/>
      <text:p text:style-name="P2">7. Smart Card Authentication: Gli utenti utilizzano una smart card, generalmente con un microchip, per autenticarsi su sistemi e reti.</text:p>
      <text:p text:style-name="P2"/>
      <text:p text:style-name="P2">8. Certificate-Based Authentication: Gli utenti utilizzano certificati digitali crittografati per dimostrare la loro identità.</text:p>
      <text:p text:style-name="P2"/>
      <text:p text:style-name="P2">La scelta del sistema di autenticazione dipende dalle esigenze di sicurezza dell'organizzazione, dal livello di protezione richiesto e dalle preferenze degli utenti. Molte <text:span text:style-name="T2">aziende </text:span>stanno adottando l'autenticazione a più fattori (MFA) o metodi di autenticazione biometrica per aumentare la sicurezza e mitigare le vulnerabilità associate alle tradizionali password.</text:p>
      <text:p text:style-name="P2"/>
      <text:p text:style-name="P4">2) Cosa si intende per IT-as-a-Service?</text:p>
      <text:p text:style-name="P4"/>
      <text:p text:style-name="P3">"IT-as-a-Service" (ITaaS) è un modello operativo in cui le risorse IT vengono fornite e consumate come servizi, in modo simile a come vengono erogati i servizi pubblici. Invece di possedere e gestire direttamente l'hardware e il software necessari, le organizzazioni possono acquistare, utilizzare e scalare le risorse IT di cui hanno bisogno come servizi forniti da terze parti attraverso il cloud computing o altri modelli di erogazione dei servizi.</text:p>
      <text:p text:style-name="P3"/>
      <text:p text:style-name="P3">Le caratteristiche chiave di IT-as-a-Service includono:</text:p>
      <text:p text:style-name="P3"/>
      <text:p text:style-name="P3">1. Consumo su Base di Utilizzo: Le risorse IT vengono fatturate in base all'utilizzo effettivo. Le aziende pagano solo per le risorse che effettivamente utilizzano, rendendo i costi più flessibili e prevedibili.</text:p>
      <text:p text:style-name="P3"/>
      <text:p text:style-name="P3">2. Elasticità e Scalabilità: Gli utenti possono aumentare o ridurre le risorse IT in base alle esigenze in tempo reale. Questa flessibilità consente alle aziende di adattarsi rapidamente ai cambiamenti di carico di lavoro.</text:p>
      <text:p text:style-name="P3"/>
      <text:p text:style-name="P3">3. Servizi Multitenant: I servizi IT vengono condivisi da più utenti o organizzazioni, con ciascuno che opera in ambienti virtualizzati o separati.</text:p>
      <text:p text:style-name="P3"/>
      <text:p text:style-name="P3">4. Automazione: L'automazione svolge un ruolo fondamentale nell'erogazione dei servizi, semplificando il provisioning, la configurazione e la gestione delle risorse IT.</text:p>
      <text:p text:style-name="P3"/>
      <text:p text:style-name="P3">5. Accesso Self-Service: Gli utenti possono accedere e gestire le risorse IT tramite portali self-service, senza la necessità di coinvolgere l'IT tradizionale per ogni richiesta.</text:p>
      <text:p text:style-name="P3"><text:soft-page-break/></text:p>
      <text:p text:style-name="P3">6. Agilità: ITaaS favorisce l'agilità aziendale, consentendo alle organizzazioni di rispondere rapidamente alle esigenze aziendali mutevoli e di avviare nuovi servizi o applicazioni in modo rapido.</text:p>
      <text:p text:style-name="P3"/>
      <text:p text:style-name="P3">7. Fornitori di Servizi Cloud: Molte organizzazioni scelgono di ottenere servizi IT come servizi cloud da fornitori esterni come Amazon Web Services (AWS), Microsoft Azure o Google Cloud.</text:p>
      <text:p text:style-name="P3"/>
      <text:p text:style-name="P3">Esempi di IT-as-a-Service includono servizi cloud come IaaS (Infrastructure-as-a-Service), PaaS (Platform-as-a-Service) e SaaS (Software-as-a-Service), dove le risorse vengono erogate come servizi gestiti anziché come infrastrutture e applicazioni da gestire internamente.</text:p>
      <text:p text:style-name="P3"/>
      <text:p text:style-name="P3">L'approccio ITaaS consente alle aziende di concentrarsi maggiormente sulle attività core del business, anziché sulla gestione delle complessità IT. Tuttavia, richiede una pianificazione attenta per garantire la sicurezza, la conformità e la gestione efficace delle risorse erogate come servizi.</text:p>
      <text:p text:style-name="P3"/>
      <text:p text:style-name="P4">3) Cosa si intende per introspection, o monitoraggio trasparente?</text:p>
      <text:p text:style-name="P4"/>
      <text:p text:style-name="P3">L'introspezione, o monitoraggio trasparente, è un'attività che consiste nel raccogliere e analizzare informazioni dettagliate sul comportamento, le prestazioni e lo stato di un sistema, senza interferire con il suo funzionamento normale. In sostanza, l'introspezione permette di ottenere una visione interna di ciò che sta accadendo all'interno di un sistema senza influenzarne il comportamento o le prestazioni.</text:p>
      <text:p text:style-name="P3"/>
      <text:p text:style-name="P3">L'introspezione è spesso utilizzata per monitorare e diagnosticare problemi o anomalie in sistemi complessi, come reti informatiche, applicazioni software o ambienti cloud. Questo approccio consente agli amministratori di ottenere informazioni dettagliate sulle attività in corso, i dati in transito, le prestazioni delle risorse e altre metriche senza dover interrompere o rallentare il sistema.</text:p>
      <text:p text:style-name="P3"/>
      <text:p text:style-name="P3">Ecco alcune delle applicazioni comuni dell'introspezione o monitoraggio trasparente:</text:p>
      <text:p text:style-name="P3"/>
      <text:p text:style-name="P3">1. Diagnostica e Risoluzione dei Problemi: L'introspezione consente agli amministratori di raccogliere dati dettagliati sul comportamento del sistema e le interazioni tra i componenti, semplificando la diagnostica e la risoluzione dei problemi.</text:p>
      <text:p text:style-name="P3"/>
      <text:p text:style-name="P3">2. Ottimizzazione delle Prestazioni: L'introspezione consente di monitorare le prestazioni in tempo reale e identificare eventuali colli di bottiglia o aree che richiedono ottimizzazione.</text:p>
      <text:p text:style-name="P3"/>
      <text:p text:style-name="P3">3. Sicurezza e Monitoraggio delle Minacce: L'introspezione può rivelare comportamenti anomali o attività sospette che potrebbero indicare attacchi informatici o intrusioni.</text:p>
      <text:p text:style-name="P3"/>
      <text:p text:style-name="P3">4. Pianificazione delle Risorse: Monitorando il consumo delle risorse, è possibile pianificare in modo più efficace l'allocazione e l'uso delle risorse IT.</text:p>
      <text:p text:style-name="P3"/>
      <text:p text:style-name="P3">5. Audit e Conformità: L'introspezione registra in dettaglio le attività e le transazioni, consentendo di mantenere registri accurati per fini di audit e conformità.</text:p>
      <text:p text:style-name="P3"/>
      <text:p text:style-name="P3">6. Analisi dei Flussi di Lavoro: L'introspezione aiuta a comprendere meglio i flussi di lavoro e le interazioni tra i componenti, fornendo dati utili per l'ottimizzazione dei processi.</text:p>
      <text:p text:style-name="P3"/>
      <text:p text:style-name="P3">L'introspezione può essere realizzata attraverso strumenti di monitoraggio avanzati, registri di sistema dettagliati, analisi dei dati in tempo reale e tecnologie di registrazione non intrusiva. È un'attività importante per mantenere la sicurezza e le prestazioni dei sistemi complessi, fornendo una visione dettagliata e accurata delle attività in corso.</text:p>
      <text:p text:style-name="P3"/>
      <text:p text:style-name="P4">4) Descrivere il fenomeno del cheating</text:p>
      <text:p text:style-name="P4"/>
      <text:p text:style-name="P3">Il fenomeno del "cheating" (inganno o frode) si verifica quando un individuo cerca di ottenere un vantaggio ingiusto o non autorizzato in un contesto che richiede conformità a regole, norme o standard. </text:p>
      <text:p text:style-name="P3">Nel contesto del cloud computing, il "cheating" o frode si riferisce a situazioni in cui gli utenti o le organizzazioni cercano di ottenere vantaggi ingiusti o violare le norme all'interno di un ambiente cloud. Questo può includere azioni che vanno contro le politiche del provider cloud, le regole di utilizzo o le leggi applicabili. Ecco alcuni esempi specifici di cheating nel cloud computing:</text:p>
      <text:p text:style-name="P3"/>
      <text:p text:style-name="P3"><text:soft-page-break/>1. Overutilizzo non Autorizzato: Un utente potrebbe cercare di utilizzare risorse cloud al di là dei limiti stabiliti dal suo contratto o abbonamento, cercando di ottenere prestazioni superiori senza pagare i costi aggiuntivi.</text:p>
      <text:p text:style-name="P3"/>
      <text:p text:style-name="P3">2. Accesso Fraudolento alle Risorse: Un utente potrebbe tentare di ottenere accesso non autorizzato alle risorse cloud di altri utenti o organizzazioni, violando la loro privacy e sicurezza.</text:p>
      <text:p text:style-name="P3"/>
      <text:p text:style-name="P3">3. Violazione dei Termini di Servizio: L'uso di risorse cloud in modo non conforme ai termini di servizio può essere considerato una forma di cheating. Ad esempio, utilizzare servizi cloud gratuiti per scopi commerciali, quando ciò è vietato, o violare le restrizioni geografiche.</text:p>
      <text:p text:style-name="P3"/>
      <text:p text:style-name="P3">4. Distribuzione Illecita di Software o Contenuti: Distribuire software pirata o contenuti protetti da copyright all'interno dell'ambiente cloud è una forma di cheating che viola le leggi e le politiche.</text:p>
      <text:p text:style-name="P3"/>
      <text:p text:style-name="P3">5. Manipolazione delle Risorse di Calcolo: Gli utenti potrebbero cercare di manipolare le risorse di calcolo per ottenere prestazioni migliori o risparmiare denaro, ad esempio sfruttando vulnerabilità per evitare di pagare per il consumo effettivo.</text:p>
      <text:p text:style-name="P3"/>
      <text:p text:style-name="P3">6. Abuso delle API e dell'Automazione: L'abuso delle API (Application Programming Interface) o dell'automazione per sfruttare o sovraccaricare il sistema può essere considerato cheating se viola le politiche del provider cloud.</text:p>
      <text:p text:style-name="P3"/>
      <text:p text:style-name="P3">7. Violazione della Sicurezza dei Dati: Accedere o manipolare dati all'interno di un ambiente cloud senza autorizzazione è considerato una forma di cheating, poiché viola la sicurezza e la riservatezza dei dati.</text:p>
      <text:p text:style-name="P3"/>
      <text:p text:style-name="P3">Il cheating nel cloud computing non solo può portare a sanzioni da parte del provider cloud, ma può anche avere conseguenze legali e danneggiare la reputazione dell'utente o dell'organizzazione coinvolta. Per mantenere l'integrità e la sicurezza nell'ambiente cloud, è importante rispettare le politiche del provider e agire in modo etico e responsabile.</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17:28:11.453339651</meta:creation-date>
    <meta:generator>LibreOffice/7.3.7.2$Linux_X86_64 LibreOffice_project/30$Build-2</meta:generator>
    <dc:date>2023-08-27T18:39:39.017709238</dc:date>
    <meta:editing-duration>PT12M22S</meta:editing-duration>
    <meta:editing-cycles>2</meta:editing-cycles>
    <meta:document-statistic meta:table-count="0" meta:image-count="0" meta:object-count="0" meta:page-count="3" meta:paragraph-count="45" meta:word-count="1438" meta:character-count="10238" meta:non-whitespace-character-count="8844"/>
  </office:meta>
</office:document-meta>
</file>